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1" style:family="table-row">
      <style:table-row-properties style:min-row-height="0.873cm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  <style:text-properties fo:language="en" fo:country="US"/>
    </style:style>
    <style:style style:name="P5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Text_20_body" style:list-style-name="L1">
      <style:paragraph-properties fo:margin-top="0cm" fo:margin-bottom="0cm" style:writing-mode="lr-tb">
        <style:tab-stops>
          <style:tab-stop style:position="1.005cm"/>
        </style:tab-stops>
      </style:paragraph-properties>
      <style:text-properties fo:language="en" fo:country="US"/>
    </style:style>
    <style:style style:name="P8" style:family="paragraph" style:parent-style-name="Text_20_body" style:list-style-name="L1">
      <style:paragraph-properties fo:margin-top="0cm" fo:margin-bottom="0cm" style:writing-mode="lr-tb">
        <style:tab-stops>
          <style:tab-stop style:position="1.005cm"/>
        </style:tab-stops>
      </style:paragraph-properties>
      <style:text-properties style:font-name="Times New Roman3" fo:font-size="14pt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Графический объект1" text:anchor-type="as-char" svg:width="1.06cm" svg:height="0.58cm" draw:z-index="0"><draw:image xlink:href="../../odt_eng/images/3002.png" xlink:type="simple" xlink:show="embed" xlink:actuate="onLoad"/></draw:frame></text:p>
          </table:table-cell>
          <table:table-cell table:style-name="Table1.B1" office:value-type="string">
            <text:h text:style-name="P6" text:outline-level="1">Output contac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03cm" draw:z-index="0"><draw:image xlink:href="../../odt_eng/images/300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Records the executive system variable from the unit input.</text:p>
            <text:p text:style-name="P5">Properties:</text:p>
            <text:list xml:id="list8465247949991871000" text:style-name="L1">
              <text:list-item>
                <text:p text:style-name="P7">Contact name – name of the variable the unit records a signal in.</text:p>
              </text:list-item>
              <text:list-item>
                <text:p text:style-name="P7">Variable name format – a rule for generation of the name of the variable to be read out.</text:p>
              </text:list-item>
              <text:list-item>
                <text:p text:style-name="P7">Declare in base – a flag indicating whether there is a need for creation of the variable in the base of system signals.</text:p>
              </text:list-item>
              <text:list-item>
                <text:p text:style-name="P7">Base request for a name – request from the data base in order to generate a name of the variable to be read out.</text:p>
              </text:list-item>
              <text:list-item>
                <text:p text:style-name="P7">Functional plan – name of diagram file, which is to be transferred to on double-clicking the object.</text:p>
              </text:list-item>
              <text:list-item>
                <text:p text:style-name="P7">Component to be debugged – name of a component to be installed when transferring to another diagram in debugging mode.</text:p>
              </text:list-item>
              <text:list-item>
                <text:p text:style-name="P8">Translate to s3 — a flag indicating whether there is a need for delivering the variable from the diagram to the executive system in remote debugging mode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ыходной контакт</dc:title>
    <dc:date>2012-03-05T21:15:11.27</dc:date>
    <meta:editing-cycles>45</meta:editing-cycles>
    <meta:editing-duration>PT2H23M43S</meta:editing-duration>
    <dc:creator>Александр </dc:creator>
    <meta:document-statistic meta:table-count="1" meta:image-count="2" meta:object-count="0" meta:page-count="1" meta:paragraph-count="14" meta:word-count="165" meta:character-count="868"/>
    <meta:user-defined meta:name="Поле 1"/>
    <meta:user-defined meta:name="Поле 2"/>
    <meta:user-defined meta:name="Поле 3"/>
    <meta:user-defined meta:name="Поле 4"/>
  </office:meta>
</office:document-meta>
</file>